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a942" officeooo:paragraph-rsid="000ca9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g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0:02:04.088925337</meta:creation-date>
    <dc:date>2019-03-13T20:02:20.991264008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5.1.6.2$Linux_X86_64 LibreOffice_project/10m0$Build-2</meta:generator>
  </office:meta>
</office:document-meta>
</file>